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《长江之歌》</text:p>
      <text:p text:style-name="P1"/>
      <text:p text:style-name="P1">你从雪山走来, 春潮是你的丰采,</text:p>
      <text:p text:style-name="P1">你向东海奔去, 惊涛是你的气概;</text:p>
      <text:p text:style-name="P1">你用甘甜的乳汁, 哺育各族儿女,</text:p>
      <text:p text:style-name="P1">你用健美的臂膀, 挽起高山大海;</text:p>
      <text:p text:style-name="P1">我们赞美长江, 你是无穷的源泉,</text:p>
      <text:p text:style-name="P1">我们依恋长江, 你有母亲的情怀!</text:p>
      <text:p text:style-name="P1"/>
      <text:p text:style-name="P1">你从远古走来, 巨浪荡涤着尘埃,</text:p>
      <text:p text:style-name="P1">你向未来奔去, 涛声回荡在天外;</text:p>
      <text:p text:style-name="P1">你用纯洁的清流, 灌溉花的国土,</text:p>
      <text:p text:style-name="P1">你用磅礴的力量, 推动新的时代;</text:p>
      <text:p text:style-name="P1">我们赞美长江, 你是无穷的源泉,</text:p>
      <text:p text:style-name="P1">我们依恋长江, 你有母亲的情怀!</text:p>
      <text:p text:style-name="P1"/>
      <text:p text:style-name="P1">啊长江, 啊长江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07:29:06.306240516</meta:creation-date>
    <dc:date>2024-07-03T07:36:20.650864916</dc:date>
    <meta:editing-duration>PT7M14S</meta:editing-duration>
    <meta:editing-cycles>1</meta:editing-cycles>
    <meta:document-statistic meta:table-count="0" meta:image-count="0" meta:object-count="0" meta:page-count="1" meta:paragraph-count="14" meta:word-count="194" meta:character-count="207" meta:non-whitespace-character-count="194"/>
    <meta:generator>LibreOffice/7.3.7.2$Linux_X86_64 LibreOffice_project/30$Build-2</meta:generator>
  </office:meta>
</office:document-meta>
</file>